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1.18cm" fo:min-width="9.6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11.434cm" fo:min-width="9.152cm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2.29cm" fo:min-width="15.50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66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cm" presentation:class="title" presentation:user-transformed="true">
          <draw:text-box>
            <text:p>Avancement du code</text:p>
          </draw:text-box>
        </draw:frame>
        <draw:custom-shape draw:style-name="gr1" draw:text-style-name="P1" draw:layer="layout" svg:width="10.16cm" svg:height="11.43cm" svg:x="1.27cm" svg:y="4.572cm">
          <text:p text:style-name="P1">Partie A :</text:p>
          <text:p text:style-name="P1">Avec et Sans Objet</text:p>
          <text:p text:style-name="P1"/>
          <text:p text:style-name="P1">Partie B:</text:p>
          <text:p text:style-name="P1">Sans Objet et 90% Avec</text:p>
          <text:p text:style-name="P1"/>
          <text:p text:style-name="P1">Partie C:</text:p>
          <text:p text:style-name="P1">Sans Objet</text:p>
          <text:p text:style-name="P1">Jusqu’a la génération de code </text:p>
          <text:p text:style-name="P1">des méthodes pour la partie Objet</text:p>
          <text:p text:style-name="P1"/>
          <text:p text:style-name="P1">Extension :</text:p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636cm" svg:height="1.195cm" svg:x="1.778cm" svg:y="3.048cm">
          <draw:text-box>
            <text:p text:style-name="P2"><text:span text:style-name="T1">Effectué</text:span></text:p>
          </draw:text-box>
        </draw:frame>
        <draw:frame draw:style-name="gr2" draw:text-style-name="P3" draw:layer="layout" svg:width="8.382cm" svg:height="1.195cm" svg:x="16.256cm" svg:y="3.123cm">
          <draw:text-box>
            <text:p text:style-name="P2"><text:span text:style-name="T1">En cours</text:span></text:p>
          </draw:text-box>
        </draw:frame>
        <draw:custom-shape draw:style-name="gr3" draw:text-style-name="P1" draw:layer="layout" svg:width="9.652cm" svg:height="11.684cm" svg:x="16.256cm" svg:y="4.572cm">
          <text:p text:style-name="P1">Partie A :</text:p>
          <text:p text:style-name="P1">Trouver les petites erreurs </text:p>
          <text:p text:style-name="P1">Restantes</text:p>
          <text:p text:style-name="P1"/>
          <text:p text:style-name="P1">Partie B : </text:p>
          <text:p text:style-name="P1">Finir la partie Objet</text:p>
          <text:p text:style-name="P1"/>
          <text:p text:style-name="P1">Partie C :</text:p>
          <text:p text:style-name="P1">Finir le New et l’appel à </text:p>
          <text:p text:style-name="P1">Une méthode</text:p>
          <text:p text:style-name="P1">Gérer les TSTO</text:p>
          <text:p text:style-name="P1"/>
          <text:p text:style-name="P1">Extension :</text:p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6.002cm" svg:height="2.54cm" svg:x="5.842cm" svg:y="17.526cm">
          <text:p text:style-name="P1">Pour toutes les parties : </text:p>
          <text:p text:style-name="P1">Effectuer un maximum de tes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vancement de la documentation</text:p>
          </draw:text-box>
        </draw:frame>
        <draw:frame draw:style-name="gr6" draw:text-style-name="P6" draw:layer="layout" svg:width="22.098cm" svg:height="13.716cm" svg:x="1.524cm" svg:y="4.826cm">
          <draw:text-box>
            <text:p>Manuel utilisateur : </text:p>
            <text:p><text:tab/>- Messages d’erreurs renvoyés</text:p>
            <text:p/>
            <text:p>Documentation de conception :</text:p>
            <text:p><text:tab/>Pas encore traitée</text:p>
            <text:p/>
            <text:p>Documentation de validation : </text:p>
            <text:p><text:tab/>- Descriptif de tests</text:p>
            <text:p><text:tab/>- Les scripts de test</text:p>
            <text:p><text:tab/>- Gestion des risques et rendus</text:p>
            <text:p><text:tab/></text:p>
            <text:p/>
            <text:p>Documentation de l’extension : </text:p>
            <text:p><text:tab/>- terminée</text:p>
            <text:p/>
            <text:p>Bilan : </text:p>
            <text:p><text:tab/>Prevu de le faire ce week end lorsque tout aura été fait pour faire une rétrospective du déroulement du projet <text:s text:c="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09:26:22.722456669</meta:creation-date>
    <dc:date>2018-01-26T09:53:11.753508502</dc:date>
    <meta:editing-duration>PT6M6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